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draw:fill-color="#aecf00" draw:textarea-horizontal-align="justify" draw:textarea-vertical-align="middle" draw:auto-grow-height="false" fo:min-height="1.267cm" fo:min-width="6.146cm" fo:wrap-option="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45cm" fo:min-width="16.378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45cm" fo:min-width="4.44cm" fo:wrap-option="wrap"/>
      <style:paragraph-properties style:writing-mode="lr-tb"/>
    </style:style>
    <style:style style:name="gr5" style:family="graphic" style:parent-style-name="standard" style:list-style-name="L1">
      <style:graphic-properties draw:fill-color="#aecf00" draw:textarea-horizontal-align="justify" draw:textarea-vertical-align="middle" draw:auto-grow-height="false" fo:min-height="1.267cm" fo:min-width="3.812cm" fo:wrap-option="wrap"/>
      <style:paragraph-properties style:writing-mode="lr-tb"/>
    </style:style>
    <style:style style:name="gr6" style:family="graphic" style:parent-style-name="standard" style:list-style-name="L1">
      <style:graphic-properties draw:fill-color="#aecf00" draw:textarea-horizontal-align="justify" draw:textarea-vertical-align="middle" draw:auto-grow-height="false" fo:min-height="1.008cm" fo:min-width="1.656cm" fo:wrap-option="wrap"/>
      <style:paragraph-properties style:writing-mode="lr-tb"/>
    </style:style>
    <style:style style:name="gr7" style:family="graphic" style:parent-style-name="standard" style:list-style-name="L1">
      <style:graphic-properties draw:fill-color="#aecf00" draw:textarea-horizontal-align="justify" draw:textarea-vertical-align="middle" draw:auto-grow-height="false" fo:min-height="1.906cm" fo:min-width="2.554cm" fo:wrap-option="wrap"/>
      <style:paragraph-properties style:writing-mode="lr-tb"/>
    </style:style>
    <style:style style:name="gr8" style:family="graphic" style:parent-style-name="standard" style:list-style-name="L1">
      <style:graphic-properties draw:fill-color="#aecf00" draw:textarea-horizontal-align="justify" draw:textarea-vertical-align="middle" draw:auto-grow-height="false" fo:min-height="1.267cm" fo:min-width="2.465cm" fo:wrap-option="wrap"/>
      <style:paragraph-properties style:writing-mode="lr-tb"/>
    </style:style>
    <style:style style:name="gr9" style:family="graphic" style:parent-style-name="standard" style:list-style-name="L1">
      <style:graphic-properties draw:fill-color="#aecf00" draw:textarea-horizontal-align="justify" draw:textarea-vertical-align="middle" draw:auto-grow-height="false" fo:min-height="1.267cm" fo:min-width="1.925cm" fo:wrap-option="wrap"/>
      <style:paragraph-properties style:writing-mode="lr-tb"/>
    </style:style>
    <style:style style:name="gr10" style:family="graphic" style:parent-style-name="standard" style:list-style-name="L1">
      <style:graphic-properties draw:fill-color="#aecf00" draw:textarea-horizontal-align="justify" draw:textarea-vertical-align="middle" draw:auto-grow-height="false" fo:min-height="1.985cm" fo:min-width="3.092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aecf00"/>
      <style:paragraph-properties fo:margin-left="0cm" fo:margin-right="0cm" fo:margin-top="0cm" fo:margin-bottom="0cm" fo:line-height="100%" fo:text-align="center" fo:text-indent="0cm"/>
      <style:text-properties fo:font-size="2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0.611cm" svg:y1="3.839cm" svg:x2="10.641cm" svg:y2="3.077cm" draw:start-shape="id1" draw:start-glue-point="0" draw:end-shape="id2" draw:end-glue-point="8" svg:d="M10611 3839l30-762" svg:viewBox="0 0 31 763">
          <text:p/>
        </draw:connector>
        <draw:custom-shape draw:style-name="gr2" draw:text-style-name="P3" xml:id="id2" draw:id="id2" draw:layer="layout" svg:width="9.398cm" svg:height="2.143cm" svg:x="5.942cm" svg:y="0.934cm">
          <text:p text:style-name="P2"><text:span text:style-name="T1">Security is implemented in integration &amp; ver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" draw:id="id1" draw:layer="layout" svg:width="17.018cm" svg:height="1.435cm" svg:x="2.102cm" svg:y="3.839cm">
          <text:p text:style-name="P4"><text:span text:style-name="T1">Static &amp; dynamic verifications are performed and enforced on all integ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5" draw:id="id5" draw:layer="layout" svg:width="5.08cm" svg:height="1.435cm" svg:x="2.032cm" svg:y="6.441cm">
          <text:p text:style-name="P4"><text:span text:style-name="T1">Static verifications are perfor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5.08cm" svg:height="1.435cm" svg:x="8.636cm" svg:y="6.468cm">
          <text:p text:style-name="P4"><text:span text:style-name="T1">Dynamic verifications are perfor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" draw:id="id3" draw:layer="layout" svg:width="6.096cm" svg:height="2.143cm" svg:x="14.224cm" svg:y="6.225cm">
          <text:p text:style-name="P2"><text:span text:style-name="T1">Successful verification enforced before deplo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7.272cm" svg:y1="6.225cm" svg:x2="10.611cm" svg:y2="5.274cm" draw:start-shape="id3" draw:start-glue-point="4" draw:end-shape="id1" draw:end-glue-point="2" svg:d="M17272 6225l-6661-951" svg:viewBox="0 0 6662 952">
          <text:p/>
        </draw:connector>
        <draw:connector draw:style-name="gr1" draw:text-style-name="P1" draw:layer="layout" draw:type="line" svg:x1="11.176cm" svg:y1="6.468cm" svg:x2="10.612cm" svg:y2="5.233cm" draw:start-shape="id4" draw:start-glue-point="0" svg:d="M11176 6468l-564-1235" svg:viewBox="0 0 565 1236">
          <text:p/>
        </draw:connector>
        <draw:connector draw:style-name="gr1" draw:text-style-name="P1" draw:layer="layout" draw:type="line" svg:x1="4.572cm" svg:y1="6.441cm" svg:x2="10.613cm" svg:y2="5.234cm" draw:start-shape="id5" draw:start-glue-point="0" svg:d="M4572 6441l6041-1207" svg:viewBox="0 0 6042 1208">
          <text:p/>
        </draw:connector>
        <draw:custom-shape draw:style-name="gr6" draw:text-style-name="P3" xml:id="id6" draw:id="id6" draw:layer="layout" svg:width="3.048cm" svg:height="1.778cm" svg:x="1.143cm" svg:y="9.681cm">
          <text:p text:style-name="P2"><text:span text:style-name="T1">Style checks p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4.318cm" svg:height="3.048cm" svg:x="3.175cm" svg:y="11.459cm">
          <text:p text:style-name="P2"><text:span text:style-name="T1">Source code analyzed for weaknesses &amp; all issues resol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" draw:id="id8" draw:layer="layout" svg:width="4.191cm" svg:height="2.143cm" svg:x="6.604cm" svg:y="9.697cm">
          <text:p text:style-name="P2"><text:span text:style-name="T1">All reused components are verified as FLO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9" draw:id="id9" draw:layer="layout" svg:width="3.429cm" svg:height="2.143cm" svg:x="16.002cm" svg:y="9.906cm">
          <text:p text:style-name="P2"><text:span text:style-name="T1">Negative tests failed as desi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0" draw:id="id10" draw:layer="layout" svg:width="5.08cm" svg:height="3.159cm" svg:x="10.795cm" svg:y="10.557cm">
          <text:p text:style-name="P2"><text:span text:style-name="T1">Automated testing performed with excellent statement cover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.667cm" svg:y1="9.681cm" svg:x2="4.572cm" svg:y2="7.876cm" draw:start-shape="id6" draw:start-glue-point="4" draw:end-shape="id5" draw:end-glue-point="2" svg:d="M2667 9681l1905-1805" svg:viewBox="0 0 1906 1806">
          <text:p/>
        </draw:connector>
        <draw:connector draw:style-name="gr1" draw:text-style-name="P1" draw:layer="layout" draw:type="line" svg:x1="5.334cm" svg:y1="11.459cm" svg:x2="4.572cm" svg:y2="7.877cm" draw:start-shape="id7" draw:start-glue-point="4" svg:d="M5334 11459l-762-3582" svg:viewBox="0 0 763 3583">
          <text:p/>
        </draw:connector>
        <draw:connector draw:style-name="gr1" draw:text-style-name="P1" draw:layer="layout" draw:type="line" svg:x1="7.217cm" svg:y1="10.01cm" svg:x2="4.572cm" svg:y2="7.877cm" draw:start-shape="id8" draw:start-glue-point="5" svg:d="M7217 10010l-2645-2133" svg:viewBox="0 0 2646 2134">
          <text:p/>
        </draw:connector>
        <draw:connector draw:style-name="gr1" draw:text-style-name="P1" draw:layer="layout" draw:type="line" svg:x1="17.717cm" svg:y1="9.906cm" svg:x2="11.176cm" svg:y2="7.903cm" draw:start-shape="id9" draw:start-glue-point="4" draw:end-shape="id4" draw:end-glue-point="2" svg:d="M17717 9906l-6541-2003" svg:viewBox="0 0 6542 2004">
          <text:p/>
        </draw:connector>
        <draw:connector draw:style-name="gr1" draw:text-style-name="P1" draw:layer="layout" draw:type="line" svg:x1="13.335cm" svg:y1="10.557cm" svg:x2="11.177cm" svg:y2="7.904cm" draw:start-shape="id10" draw:start-glue-point="4" svg:d="M13335 10557l-2158-2653" svg:viewBox="0 0 2159 265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09-30T19:36:51.548039627</dc:date>
    <meta:editing-duration>PT10H5M57S</meta:editing-duration>
    <meta:editing-cycles>56</meta:editing-cycles>
    <meta:generator>LibreOffice/6.4.6.2$MacOSX_X86_64 LibreOffice_project/0ce51a4fd21bff07a5c061082cc82c5ed232f115</meta:generator>
    <meta:document-statistic meta:object-count="19"/>
  </office:meta>
</office:document-meta>
</file>